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1" svg:font-family="'DejaVu Sans'"/>
    <style:font-face style:name="Arial" svg:font-family="Arial" style:font-pitch="variable"/>
    <style:font-face style:name="DejaVu Sans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81cm" svg:stroke-color="#99999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81cm" svg:stroke-color="#cc99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8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81cm" svg:stroke-color="#9900ff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81cm" svg:stroke-color="#3333ff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cm" fo:min-width="0cm" fo:padding-top="0.165cm" fo:padding-bottom="0.165cm" fo:padding-left="0.29cm" fo:padding-right="0.29cm" fo:wrap-option="no-wrap"/>
    </style:style>
    <style:style style:name="gr7" style:family="graphic" style:parent-style-name="standard">
      <style:graphic-properties draw:stroke="solid" svg:stroke-width="0.081cm" svg:stroke-color="#000000" draw:stroke-linejoin="round" draw:fill="solid" draw:fill-color="#ff99ff" draw:textarea-vertical-align="middle" draw:auto-grow-height="false" draw:fit-to-size="false" fo:min-height="0cm" fo:min-width="0cm" fo:padding-top="0.165cm" fo:padding-bottom="0.165cm" fo:padding-left="0.29cm" fo:padding-right="0.29cm" fo:wrap-option="no-wrap"/>
    </style:style>
    <style:style style:name="gr8" style:family="graphic" style:parent-style-name="standard">
      <style:graphic-properties draw:stroke="solid" svg:stroke-width="0.081cm" svg:stroke-color="#000000" draw:stroke-linejoin="round" draw:fill="solid" draw:fill-color="#99ff99" draw:textarea-vertical-align="middle" draw:auto-grow-height="false" draw:fit-to-size="false" fo:min-height="0cm" fo:min-width="0cm" fo:padding-top="0.165cm" fo:padding-bottom="0.165cm" fo:padding-left="0.29cm" fo:padding-right="0.29cm" fo:wrap-option="no-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81cm" svg:stroke-color="#000000" draw:stroke-linejoin="round" draw:fill="solid" draw:fill-color="#ff9999" draw:textarea-vertical-align="middle" draw:auto-grow-height="false" draw:fit-to-size="false" fo:min-height="0cm" fo:min-width="0cm" fo:padding-top="0.165cm" fo:padding-bottom="0.165cm" fo:padding-left="0.29cm" fo:padding-right="0.29cm" fo:wrap-option="no-wrap"/>
    </style:style>
    <style:style style:name="gr11" style:family="graphic" style:parent-style-name="standard">
      <style:graphic-properties draw:stroke="solid" svg:stroke-width="0.081cm" svg:stroke-color="#000000" draw:stroke-linejoin="round" draw:fill="solid" draw:fill-color="#99ffff" draw:textarea-vertical-align="middle" draw:auto-grow-height="false" draw:fit-to-size="false" fo:min-height="0cm" fo:min-width="0cm" fo:padding-top="0.165cm" fo:padding-bottom="0.165cm" fo:padding-left="0.29cm" fo:padding-right="0.29cm" fo:wrap-option="no-wrap"/>
    </style:style>
    <style:style style:name="gr12" style:family="graphic" style:parent-style-name="standard">
      <style:graphic-properties draw:stroke="solid" svg:stroke-width="0cm" svg:stroke-color="#3465a4" draw:fill="solid" draw:fill-color="#99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cm" svg:stroke-color="#3465a4" draw:fill="solid" draw:fill-color="#99ff99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cm" svg:stroke-color="#3465a4" draw:fill="solid" draw:fill-color="#ffcc99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cm" svg:stroke-color="#3465a4" draw:fill="solid" draw:fill-color="#ff9999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cm" svg:stroke-color="#3465a4" draw:fill="solid" draw:fill-color="#ff99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7" style:family="graphic">
      <style:graphic-properties style:protect="size"/>
    </style:style>
    <style:style style:name="gr18" style:family="graphic" style:parent-style-name="standard">
      <style:graphic-properties draw:stroke="solid" svg:stroke-width="0.081cm" svg:stroke-color="#000000" draw:stroke-linejoin="round" draw:fill="solid" draw:fill-color="#ffffff" draw:textarea-vertical-align="middle" draw:auto-grow-height="false" draw:fit-to-size="false" fo:min-height="0cm" fo:min-width="0cm" fo:padding-top="0.165cm" fo:padding-bottom="0.165cm" fo:padding-left="0.29cm" fo:padding-right="0.29cm" fo:wrap-option="no-wrap"/>
    </style:style>
    <style:style style:name="gr19" style:family="graphic" style:parent-style-name="standard">
      <style:graphic-properties draw:stroke="solid" svg:stroke-width="0.081cm" svg:stroke-color="#000000" draw:marker-end="msArrowEnd_20_5" draw:marker-end-width="0.24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81cm" svg:stroke-color="#000000" draw:marker-start="msArrowEnd_20_5" draw:marker-start-width="0.243cm" draw:marker-start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cm" svg:stroke-color="#ffffff" draw:fill="solid" draw:fill-color="#ffffff" draw:textarea-vertical-align="top" draw:auto-grow-height="false" fo:min-height="20.75cm" fo:min-width="27.5cm" fo:padding-top="0.125cm" fo:padding-bottom="0.125cm" fo:padding-left="0.25cm" fo:padding-right="0.25cm" fo:wrap-option="wrap"/>
    </style:style>
    <style:style style:name="gr22" style:family="graphic" style:parent-style-name="standard" style:list-style-name="L1">
      <style:graphic-properties draw:stroke="dash" draw:stroke-dash="Dashed_20__28_var_29_" svg:stroke-width="0.081cm" svg:stroke-color="#000000" draw:stroke-linejoin="round" draw:fill="solid" draw:fill-color="#ffffff" draw:textarea-vertical-align="top" draw:auto-grow-height="false" draw:fit-to-size="false" fo:min-height="19.736cm" fo:min-width="26.091cm" fo:padding-top="0.165cm" fo:padding-bottom="0.165cm" fo:padding-left="0.29cm" fo:padding-right="0.29cm" fo:wrap-option="no-wrap"/>
    </style:style>
    <style:style style:name="gr23" style:family="graphic" style:parent-style-name="standard" style:list-style-name="L1">
      <style:graphic-properties draw:stroke="dash" draw:stroke-dash="Dashed_20__28_var_29_" svg:stroke-width="0.081cm" svg:stroke-color="#000000" draw:stroke-linejoin="round" draw:fill="solid" draw:fill-color="#ffffff" draw:textarea-vertical-align="top" draw:auto-grow-height="false" draw:fit-to-size="false" fo:min-height="18.721cm" fo:min-width="8.057cm" fo:padding-top="0.165cm" fo:padding-bottom="0.165cm" fo:padding-left="0.29cm" fo:padding-right="0.29cm" fo:wrap-option="no-wrap"/>
    </style:style>
    <style:style style:name="gr24" style:family="graphic" style:parent-style-name="objectwithoutfill">
      <style:graphic-properties svg:stroke-width="0.081cm" svg:stroke-color="#00cc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5" style:family="graphic" style:parent-style-name="standard" style:list-style-name="L1">
      <style:graphic-properties draw:stroke="dash" draw:stroke-dash="Dashed_20__28_var_29_" svg:stroke-width="0.081cm" svg:stroke-color="#000000" draw:stroke-linejoin="round" draw:fill="solid" draw:fill-color="#ffffff" draw:textarea-vertical-align="top" draw:auto-grow-height="false" draw:fit-to-size="false" fo:min-height="6.783cm" fo:min-width="15.931cm" fo:padding-top="0.165cm" fo:padding-bottom="0.165cm" fo:padding-left="0.29cm" fo:padding-right="0.29cm" fo:wrap-option="no-wrap"/>
    </style:style>
    <style:style style:name="gr26" style:family="graphic" style:parent-style-name="objectwithoutfill">
      <style:graphic-properties svg:stroke-width="0.081cm" svg:stroke-color="#cc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7" style:family="graphic" style:parent-style-name="objectwithoutfill">
      <style:graphic-properties svg:stroke-width="0.081cm" svg:stroke-color="#0099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8" style:family="graphic" style:parent-style-name="standard" style:list-style-name="L1">
      <style:graphic-properties svg:stroke-width="0.081cm" svg:stroke-color="#000000" draw:marker-start-width="0.442cm" draw:marker-end-width="0.442cm" draw:fill-color="#ffcc99" draw:textarea-horizontal-align="justify" draw:textarea-vertical-align="middle" draw:auto-grow-height="false" fo:min-height="0.25cm" fo:min-width="3.858cm" fo:padding-top="0.165cm" fo:padding-bottom="0.165cm" fo:padding-left="0.29cm" fo:padding-right="0.29cm"/>
    </style:style>
    <style:style style:name="gr29" style:family="graphic" style:parent-style-name="objectwithoutfill">
      <style:graphic-properties svg:stroke-width="0.081cm" svg:stroke-color="#80808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0" style:family="graphic" style:parent-style-name="objectwithoutfill">
      <style:graphic-properties svg:stroke-width="0.081cm" svg:stroke-color="#80808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1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2cm" fo:min-width="5.262cm" fo:padding-top="0.165cm" fo:padding-bottom="0.165cm" fo:padding-left="0.29cm" fo:padding-right="0.29cm" fo:wrap-option="no-wrap"/>
    </style:style>
    <style:style style:name="gr32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2cm" fo:min-width="5.262cm" fo:padding-top="0.165cm" fo:padding-bottom="0.165cm" fo:padding-left="0.29cm" fo:padding-right="0.29cm" fo:wrap-option="no-wrap"/>
    </style:style>
    <style:style style:name="gr33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1.194cm" fo:min-width="5.262cm" fo:padding-top="0.165cm" fo:padding-bottom="0.165cm" fo:padding-left="0.29cm" fo:padding-right="0.29cm" fo:wrap-option="no-wrap"/>
    </style:style>
    <style:style style:name="gr34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2cm" fo:min-width="4.501cm" fo:padding-top="0.165cm" fo:padding-bottom="0.165cm" fo:padding-left="0.29cm" fo:padding-right="0.29cm" fo:wrap-option="no-wrap"/>
    </style:style>
    <style:style style:name="gr35" style:family="graphic" style:parent-style-name="standard" style:list-style-name="L1">
      <style:graphic-properties svg:stroke-width="0.081cm" svg:stroke-color="#000000" draw:marker-start-width="0.442cm" draw:marker-end-width="0.442cm" draw:fill-color="#ffcc99" draw:textarea-horizontal-align="justify" draw:textarea-vertical-align="middle" draw:auto-grow-height="false" fo:min-height="0.25cm" fo:min-width="3.858cm" fo:padding-top="0.165cm" fo:padding-bottom="0.165cm" fo:padding-left="0.29cm" fo:padding-right="0.29cm"/>
    </style:style>
    <style:style style:name="gr36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2cm" fo:min-width="5.262cm" fo:padding-top="0.165cm" fo:padding-bottom="0.165cm" fo:padding-left="0.29cm" fo:padding-right="0.29cm" fo:wrap-option="no-wrap"/>
    </style:style>
    <style:style style:name="gr37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1.194cm" fo:min-width="5.262cm" fo:padding-top="0.165cm" fo:padding-bottom="0.165cm" fo:padding-left="0.29cm" fo:padding-right="0.29cm" fo:wrap-option="no-wrap"/>
    </style:style>
    <style:style style:name="gr38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3cm" fo:min-width="5.262cm" fo:padding-top="0.165cm" fo:padding-bottom="0.165cm" fo:padding-left="0.29cm" fo:padding-right="0.29cm" fo:wrap-option="no-wrap"/>
    </style:style>
    <style:style style:name="gr39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2cm" fo:min-width="2.722cm" fo:padding-top="0.165cm" fo:padding-bottom="0.165cm" fo:padding-left="0.29cm" fo:padding-right="0.29cm" fo:wrap-option="no-wrap"/>
    </style:style>
    <style:style style:name="gr40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1.194cm" fo:min-width="5.263cm" fo:padding-top="0.165cm" fo:padding-bottom="0.165cm" fo:padding-left="0.29cm" fo:padding-right="0.29cm" fo:wrap-option="no-wrap"/>
    </style:style>
    <style:style style:name="gr41" style:family="graphic" style:parent-style-name="standard" style:list-style-name="L1">
      <style:graphic-properties svg:stroke-width="0.081cm" svg:stroke-color="#000000" draw:marker-start-width="0.442cm" draw:marker-end-width="0.442cm" draw:fill-color="#ffcc99" draw:textarea-horizontal-align="justify" draw:textarea-vertical-align="middle" draw:auto-grow-height="false" fo:min-height="0.25cm" fo:min-width="3.858cm" fo:padding-top="0.165cm" fo:padding-bottom="0.165cm" fo:padding-left="0.29cm" fo:padding-right="0.29cm"/>
    </style:style>
    <style:style style:name="gr42" style:family="graphic" style:parent-style-name="standard" style:list-style-name="L1">
      <style:graphic-properties svg:stroke-width="0.081cm" svg:stroke-color="#000000" draw:marker-start-width="0.442cm" draw:marker-end-width="0.442cm" draw:fill-color="#ffcc99" draw:textarea-horizontal-align="justify" draw:textarea-vertical-align="middle" draw:auto-grow-height="false" fo:min-height="0.828cm" fo:min-width="3.858cm" fo:padding-top="0.165cm" fo:padding-bottom="0.165cm" fo:padding-left="0.29cm" fo:padding-right="0.29cm"/>
    </style:style>
    <style:style style:name="gr43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0.008cm"/>
    </style:style>
    <style:style style:name="gr44" style:family="graphic" style:parent-style-name="objectwithoutfill">
      <style:graphic-properties svg:stroke-width="0.081cm" svg:stroke-color="#808080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45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2cm" fo:min-width="5.262cm" fo:padding-top="0.165cm" fo:padding-bottom="0.165cm" fo:padding-left="0.29cm" fo:padding-right="0.29cm" fo:wrap-option="no-wrap"/>
    </style:style>
    <style:style style:name="gr46" style:family="graphic" style:parent-style-name="standard" style:list-style-name="L1">
      <style:graphic-properties svg:stroke-width="0.081cm" svg:stroke-color="#000000" draw:marker-start-width="0.321cm" draw:marker-end-width="0.321cm" draw:fill-color="#ffcc99" draw:textarea-horizontal-align="justify" draw:textarea-vertical-align="middle" draw:auto-grow-height="false" fo:min-height="0.25cm" fo:min-width="3.858cm" fo:padding-top="0.165cm" fo:padding-bottom="0.165cm" fo:padding-left="0.29cm" fo:padding-right="0.29cm"/>
    </style:style>
    <style:style style:name="gr47" style:family="graphic" style:parent-style-name="standard" style:list-style-name="L1">
      <style:graphic-properties svg:stroke-width="0.081cm" svg:stroke-color="#000000" draw:marker-start-width="0.321cm" draw:marker-end-width="0.321cm" draw:fill-color="#ffcc99" draw:textarea-horizontal-align="justify" draw:textarea-vertical-align="middle" draw:auto-grow-height="false" fo:min-height="0.828cm" fo:min-width="3.858cm" fo:padding-top="0.165cm" fo:padding-bottom="0.165cm" fo:padding-left="0.29cm" fo:padding-right="0.29cm"/>
    </style:style>
    <style:style style:name="gr48" style:family="graphic" style:parent-style-name="standard" style:list-style-name="L1">
      <style:graphic-properties svg:stroke-width="0.081cm" svg:stroke-color="#000000" draw:marker-start-width="0.321cm" draw:marker-end-width="0.321cm" draw:fill-color="#ffcc99" draw:textarea-horizontal-align="justify" draw:textarea-vertical-align="middle" draw:auto-grow-height="false" fo:min-height="0.25cm" fo:min-width="3.858cm" fo:padding-top="0.165cm" fo:padding-bottom="0.165cm" fo:padding-left="0.29cm" fo:padding-right="0.29cm"/>
    </style:style>
    <style:style style:name="gr49" style:family="graphic" style:parent-style-name="standard" style:list-style-name="L1">
      <style:graphic-properties svg:stroke-width="0.081cm" svg:stroke-color="#000000" draw:marker-start-width="0.321cm" draw:marker-end-width="0.321cm" draw:fill-color="#ffcc99" draw:textarea-horizontal-align="justify" draw:textarea-vertical-align="middle" draw:auto-grow-height="false" fo:min-height="0.25cm" fo:min-width="3.858cm" fo:padding-top="0.165cm" fo:padding-bottom="0.165cm" fo:padding-left="0.29cm" fo:padding-right="0.29cm"/>
    </style:style>
    <style:style style:name="gr50" style:family="graphic" style:parent-style-name="standard" style:list-style-name="L1">
      <style:graphic-properties svg:stroke-width="0.081cm" svg:stroke-color="#000000" draw:marker-start-width="0.321cm" draw:marker-end-width="0.321cm" draw:fill-color="#ffcc99" draw:textarea-horizontal-align="justify" draw:textarea-vertical-align="middle" draw:auto-grow-height="false" fo:min-height="0.25cm" fo:min-width="3.858cm" fo:padding-top="0.165cm" fo:padding-bottom="0.165cm" fo:padding-left="0.29cm" fo:padding-right="0.29cm"/>
    </style:style>
    <style:style style:name="gr51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1.195cm" fo:min-width="4.28cm" fo:padding-top="0.165cm" fo:padding-bottom="0.165cm" fo:padding-left="0.29cm" fo:padding-right="0.29cm" fo:wrap-option="no-wrap"/>
    </style:style>
    <style:style style:name="gr52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1.194cm" fo:min-width="4.279cm" fo:padding-top="0.165cm" fo:padding-bottom="0.165cm" fo:padding-left="0.29cm" fo:padding-right="0.29cm" fo:wrap-option="no-wrap"/>
    </style:style>
    <style:style style:name="gr53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2cm" fo:min-width="4.28cm" fo:padding-top="0.165cm" fo:padding-bottom="0.165cm" fo:padding-left="0.29cm" fo:padding-right="0.29cm" fo:wrap-option="no-wrap"/>
    </style:style>
    <style:style style:name="gr54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2cm" fo:min-width="2.343cm" fo:padding-top="0.165cm" fo:padding-bottom="0.165cm" fo:padding-left="0.29cm" fo:padding-right="0.29cm" fo:wrap-option="no-wrap"/>
    </style:style>
    <style:style style:name="gr55" style:family="graphic" style:parent-style-name="standard" style:list-style-name="L1">
      <style:graphic-properties svg:stroke-width="0.081cm" svg:stroke-color="#000000" draw:marker-start-width="0.442cm" draw:marker-end-width="0.442cm" draw:fill-color="#ffcc99" draw:textarea-horizontal-align="justify" draw:textarea-vertical-align="middle" draw:auto-grow-height="false" fo:min-height="0.25cm" fo:min-width="3.858cm" fo:padding-top="0.165cm" fo:padding-bottom="0.165cm" fo:padding-left="0.29cm" fo:padding-right="0.29cm"/>
    </style:style>
    <style:style style:name="gr56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2cm" fo:min-width="2.469cm" fo:padding-top="0.165cm" fo:padding-bottom="0.165cm" fo:padding-left="0.29cm" fo:padding-right="0.29cm" fo:wrap-option="no-wrap"/>
    </style:style>
    <style:style style:name="gr57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2cm" fo:min-width="5.262cm" fo:padding-top="0.165cm" fo:padding-bottom="0.165cm" fo:padding-left="0.29cm" fo:padding-right="0.29cm" fo:wrap-option="no-wrap"/>
    </style:style>
    <style:style style:name="gr58" style:family="graphic" style:parent-style-name="standard" style:list-style-name="L1">
      <style:graphic-properties svg:stroke-width="0.081cm" svg:stroke-color="#000000" draw:marker-start-width="0.442cm" draw:marker-end-width="0.442cm" draw:fill-color="#ffcc99" draw:textarea-horizontal-align="justify" draw:textarea-vertical-align="middle" draw:auto-grow-height="false" fo:min-height="0.908cm" fo:min-width="3.938cm" fo:padding-top="0.165cm" fo:padding-bottom="0.165cm" fo:padding-left="0.29cm" fo:padding-right="0.29cm"/>
    </style:style>
    <style:style style:name="gr59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4cm" fo:min-width="5.262cm" fo:padding-top="0.165cm" fo:padding-bottom="0.165cm" fo:padding-left="0.29cm" fo:padding-right="0.29cm" fo:wrap-option="no-wrap"/>
    </style:style>
    <style:style style:name="gr60" style:family="graphic" style:parent-style-name="standard" style:list-style-name="L1">
      <style:graphic-properties svg:stroke-width="0.081cm" svg:stroke-color="#000000" draw:marker-start-width="0.442cm" draw:marker-end-width="0.442cm" draw:fill-color="#ffcc99" draw:textarea-horizontal-align="justify" draw:textarea-vertical-align="middle" draw:auto-grow-height="false" fo:min-height="0.828cm" fo:min-width="3.858cm" fo:padding-top="0.165cm" fo:padding-bottom="0.165cm" fo:padding-left="0.29cm" fo:padding-right="0.29cm"/>
    </style:style>
    <style:style style:name="gr61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2cm" fo:min-width="5.262cm" fo:padding-top="0.165cm" fo:padding-bottom="0.165cm" fo:padding-left="0.29cm" fo:padding-right="0.29cm" fo:wrap-option="no-wrap"/>
    </style:style>
    <style:style style:name="gr62" style:family="graphic" style:parent-style-name="standard" style:list-style-name="L1">
      <style:graphic-properties svg:stroke-width="0.081cm" svg:stroke-color="#000000" draw:marker-start-width="0.442cm" draw:marker-end-width="0.442cm" draw:fill-color="#ffcc99" draw:textarea-horizontal-align="justify" draw:textarea-vertical-align="middle" draw:auto-grow-height="false" fo:min-height="0.25cm" fo:min-width="3.858cm" fo:padding-top="0.165cm" fo:padding-bottom="0.165cm" fo:padding-left="0.29cm" fo:padding-right="0.29cm"/>
    </style:style>
    <style:style style:name="gr63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2cm" fo:min-width="5.262cm" fo:padding-top="0.165cm" fo:padding-bottom="0.165cm" fo:padding-left="0.29cm" fo:padding-right="0.29cm" fo:wrap-option="no-wrap"/>
    </style:style>
    <style:style style:name="gr64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1.194cm" fo:min-width="5.262cm" fo:padding-top="0.165cm" fo:padding-bottom="0.165cm" fo:padding-left="0.29cm" fo:padding-right="0.29cm" fo:wrap-option="no-wrap"/>
    </style:style>
    <style:style style:name="pr1" style:family="presentation" style:parent-style-name="Title_2c__20_Content-notes">
      <style:graphic-properties draw:fill-color="#ffffff" fo:min-height="12.572cm"/>
    </style:style>
    <style:style style:name="pr2" style:family="presentation" style:parent-style-name="Title_20_Slide-notes">
      <style:graphic-properties draw:fill-color="#ffffff" fo:min-height="12.572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loext:graphic-properties draw:fill="solid" draw:fill-color="#ffcc99"/>
      <style:paragraph-properties fo:text-align="start" style:font-independent-line-spacing="true"/>
      <style:text-properties fo:font-size="18pt"/>
    </style:style>
    <style:style style:name="P4" style:family="paragraph">
      <loext:graphic-properties draw:fill="solid" draw:fill-color="#ff99ff"/>
      <style:paragraph-properties fo:text-align="start" style:font-independent-line-spacing="true"/>
      <style:text-properties fo:font-size="18pt"/>
    </style:style>
    <style:style style:name="P5" style:family="paragraph">
      <loext:graphic-properties draw:fill="solid" draw:fill-color="#99ff99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text-align="start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="solid" draw:fill-color="#ff9999"/>
      <style:paragraph-properties fo:text-align="start" style:font-independent-line-spacing="true"/>
      <style:text-properties fo:font-size="18pt"/>
    </style:style>
    <style:style style:name="P9" style:family="paragraph">
      <loext:graphic-properties draw:fill="solid" draw:fill-color="#99ffff"/>
      <style:paragraph-properties fo:text-align="start" style:font-independent-line-spacing="true"/>
      <style:text-properties fo:font-size="18pt"/>
    </style:style>
    <style:style style:name="P10" style:family="paragraph">
      <loext:graphic-properties draw:fill-color="#ffffff"/>
    </style:style>
    <style:style style:name="P1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2" style:family="paragraph">
      <loext:graphic-properties draw:fill="solid" draw:fill-color="#ffffff"/>
      <style:paragraph-properties fo:text-align="start"/>
      <style:text-properties fo:font-size="18pt"/>
    </style:style>
    <style:style style:name="P13" style:family="paragraph">
      <style:paragraph-properties fo:margin-top="0cm" fo:margin-bottom="0cm" fo:line-height="100%" fo:text-align="start"/>
    </style:style>
    <style:style style:name="P14" style:family="paragraph">
      <loext:graphic-properties draw:fill="solid" draw:fill-color="#ffffff"/>
      <style:paragraph-properties fo:margin-top="0cm" fo:margin-bottom="0cm" fo:line-height="100%" fo:text-align="start" style:font-independent-line-spacing="true"/>
      <style:text-properties fo:font-size="18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center"/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P17" style:family="paragraph">
      <loext:graphic-properties draw:fill-color="#ffcc99"/>
      <style:paragraph-properties fo:text-align="center"/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P18" style:family="paragraph">
      <loext:graphic-properties draw:fill="solid" draw:fill-color="#ffcc99"/>
      <style:paragraph-properties fo:margin-top="0cm" fo:margin-bottom="0cm" fo:line-height="100%" fo:text-align="center" style:font-independent-line-spacing="true"/>
      <style:text-properties fo:font-size="18pt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-color="#ffcc99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draw:line draw:name="Line 2" draw:style-name="gr1" draw:text-style-name="P1" draw:layer="layout" svg:x1="9.398cm" svg:y1="14.224cm" svg:x2="9.399cm" svg:y2="12.446cm">
          <text:p/>
        </draw:line>
        <draw:line draw:name="Line 3" draw:style-name="gr1" draw:text-style-name="P1" draw:layer="layout" svg:x1="16.256cm" svg:y1="14.224cm" svg:x2="16.257cm" svg:y2="12.954cm">
          <text:p/>
        </draw:line>
        <draw:line draw:name="Line 4" draw:style-name="gr1" draw:text-style-name="P1" draw:layer="layout" svg:x1="9.398cm" svg:y1="12.446cm" svg:x2="23.876cm" svg:y2="12.447cm">
          <text:p/>
        </draw:line>
        <draw:line draw:name="Line 5" draw:style-name="gr1" draw:text-style-name="P1" draw:layer="layout" svg:x1="16.256cm" svg:y1="12.954cm" svg:x2="23.876cm" svg:y2="12.955cm">
          <text:p/>
        </draw:line>
        <draw:line draw:name="Line 6" draw:style-name="gr1" draw:text-style-name="P1" draw:layer="layout" svg:x1="9.398cm" svg:y1="7.42cm" svg:x2="9.399cm" svg:y2="5.642cm">
          <text:p/>
        </draw:line>
        <draw:line draw:name="Line 7" draw:style-name="gr1" draw:text-style-name="P1" draw:layer="layout" svg:x1="16.256cm" svg:y1="7.42cm" svg:x2="16.257cm" svg:y2="6.15cm">
          <text:p/>
        </draw:line>
        <draw:line draw:name="Line 8" draw:style-name="gr1" draw:text-style-name="P1" draw:layer="layout" svg:x1="16.256cm" svg:y1="4.118cm" svg:x2="16.257cm" svg:y2="2.848cm">
          <text:p/>
        </draw:line>
        <draw:line draw:name="Line 9" draw:style-name="gr1" draw:text-style-name="P1" draw:layer="layout" svg:x1="9.398cm" svg:y1="4.626cm" svg:x2="9.399cm" svg:y2="2.848cm">
          <text:p/>
        </draw:line>
        <draw:line draw:name="Line 10" draw:style-name="gr2" draw:text-style-name="P1" draw:layer="layout" svg:x1="12.7cm" svg:y1="14.04cm" svg:x2="15.24cm" svg:y2="14.041cm">
          <text:p/>
        </draw:line>
        <draw:line draw:name="Line 11" draw:style-name="gr3" draw:text-style-name="P1" draw:layer="layout" svg:x1="12.146cm" svg:y1="9.352cm" svg:x2="14.686cm" svg:y2="9.353cm">
          <text:p/>
        </draw:line>
        <draw:line draw:name="Line 12" draw:style-name="gr3" draw:text-style-name="P1" draw:layer="layout" svg:x1="12.146cm" svg:y1="10.368cm" svg:x2="14.686cm" svg:y2="10.369cm">
          <text:p/>
        </draw:line>
        <draw:line draw:name="Line 13" draw:style-name="gr3" draw:text-style-name="P1" draw:layer="layout" svg:x1="11.684cm" svg:y1="11.384cm" svg:x2="14.686cm" svg:y2="11.385cm">
          <text:p/>
        </draw:line>
        <draw:line draw:name="Line 14" draw:style-name="gr3" draw:text-style-name="P1" draw:layer="layout" svg:x1="12.146cm" svg:y1="8.282cm" svg:x2="14.686cm" svg:y2="8.283cm">
          <text:p/>
        </draw:line>
        <draw:line draw:name="Line 15" draw:style-name="gr2" draw:text-style-name="P1" draw:layer="layout" svg:x1="11.684cm" svg:y1="7.266cm" svg:x2="14.686cm" svg:y2="7.267cm">
          <text:p/>
        </draw:line>
        <draw:line draw:name="Line 16" draw:style-name="gr4" draw:text-style-name="P1" draw:layer="layout" svg:x1="12.192cm" svg:y1="0.962cm" svg:x2="14.732cm" svg:y2="0.963cm">
          <text:p/>
        </draw:line>
        <draw:line draw:name="Line 17" draw:style-name="gr4" draw:text-style-name="P1" draw:layer="layout" svg:x1="12.4cm" svg:y1="2.032cm" svg:x2="14.94cm" svg:y2="2.033cm">
          <text:p/>
        </draw:line>
        <draw:line draw:name="Line 18" draw:style-name="gr2" draw:text-style-name="P1" draw:layer="layout" svg:x1="12.192cm" svg:y1="2.994cm" svg:x2="14.732cm" svg:y2="2.995cm">
          <text:p/>
        </draw:line>
        <draw:line draw:name="Line 19" draw:style-name="gr3" draw:text-style-name="P1" draw:layer="layout" svg:x1="12.7cm" svg:y1="15.03cm" svg:x2="15.24cm" svg:y2="15.031cm">
          <text:p/>
        </draw:line>
        <draw:line draw:name="Line 20" draw:style-name="gr5" draw:text-style-name="P1" draw:layer="layout" svg:x1="4.572cm" svg:y1="2.032cm" svg:x2="7.112cm" svg:y2="2.033cm">
          <text:p/>
        </draw:line>
        <draw:line draw:name="Line 21" draw:style-name="gr5" draw:text-style-name="P1" draw:layer="layout" svg:x1="4.572cm" svg:y1="9.408cm" svg:x2="7.112cm" svg:y2="9.409cm">
          <text:p/>
        </draw:line>
        <draw:line draw:name="Line 22" draw:style-name="gr5" draw:text-style-name="P1" draw:layer="layout" svg:x1="4.572cm" svg:y1="14.632cm" svg:x2="7.112cm" svg:y2="14.633cm">
          <text:p/>
        </draw:line>
        <draw:line draw:name="Line 23" draw:style-name="gr5" draw:text-style-name="P1" draw:layer="layout" svg:x1="4.572cm" svg:y1="16.256cm" svg:x2="7.112cm" svg:y2="16.257cm">
          <text:p/>
        </draw:line>
        <draw:line draw:name="Line 24" draw:style-name="gr5" draw:text-style-name="P1" draw:layer="layout" svg:x1="4.572cm" svg:y1="17.482cm" svg:x2="7.112cm" svg:y2="17.483cm">
          <text:p/>
        </draw:line>
        <draw:line draw:name="Line 25" draw:style-name="gr5" draw:text-style-name="P1" draw:layer="layout" svg:x1="4.572cm" svg:y1="18.796cm" svg:x2="7.112cm" svg:y2="18.797cm">
          <text:p/>
        </draw:line>
        <draw:line draw:name="Line 26" draw:style-name="gr5" draw:text-style-name="P1" draw:layer="layout" svg:x1="4.572cm" svg:y1="20.022cm" svg:x2="7.112cm" svg:y2="20.023cm">
          <text:p/>
        </draw:line>
        <draw:custom-shape draw:name="CustomShape 27" draw:style-name="gr6" draw:text-style-name="P3" draw:layer="layout" svg:width="5.841cm" svg:height="2.793cm" svg:x="6.858cm" svg:y="0.662cm">
          <text:p text:style-name="P2"><text:span text:style-name="T1">Proctor RPi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" draw:text-style-name="P4" draw:layer="layout" svg:width="5.841cm" svg:height="4.979cm" svg:x="6.858cm" svg:y="6.912cm">
          <text:p text:style-name="P2"><text:span text:style-name="T1">Wall RPi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8" draw:text-style-name="P5" draw:layer="layout" svg:width="5.841cm" svg:height="0.761cm" svg:x="13.57cm" svg:y="13.66cm">
          <text:p text:style-name="P2"><text:span text:style-name="T1">Console Moni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4" draw:style-name="gr9" draw:text-style-name="P7" draw:layer="layout" svg:width="2.031cm" svg:height="0.805cm" svg:x="5.08cm" svg:y="14.632cm">
          <text:p text:style-name="P6"><text:span text:style-name="T2">Cat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5" draw:style-name="gr9" draw:text-style-name="P7" draw:layer="layout" svg:width="2.031cm" svg:height="0.805cm" svg:x="5.08cm" svg:y="9.408cm">
          <text:p text:style-name="P6"><text:span text:style-name="T2">Cat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6" draw:style-name="gr9" draw:text-style-name="P7" draw:layer="layout" svg:width="2.031cm" svg:height="0.805cm" svg:x="5.08cm" svg:y="2.032cm">
          <text:p text:style-name="P6"><text:span text:style-name="T2">Cat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7" draw:style-name="gr9" draw:text-style-name="P7" draw:layer="layout" svg:width="2.031cm" svg:height="0.805cm" svg:x="5.08cm" svg:y="16.256cm">
          <text:p text:style-name="P6"><text:span text:style-name="T2">Cat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8" draw:style-name="gr9" draw:text-style-name="P7" draw:layer="layout" svg:width="2.031cm" svg:height="0.805cm" svg:x="5.08cm" svg:y="17.482cm">
          <text:p text:style-name="P6"><text:span text:style-name="T2">Cat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9" draw:style-name="gr9" draw:text-style-name="P7" draw:layer="layout" svg:width="2.031cm" svg:height="0.805cm" svg:x="5.08cm" svg:y="18.752cm">
          <text:p text:style-name="P6"><text:span text:style-name="T2">Cat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0" draw:style-name="gr9" draw:text-style-name="P7" draw:layer="layout" svg:width="2.031cm" svg:height="0.805cm" svg:x="5.08cm" svg:y="20.022cm">
          <text:p text:style-name="P6"><text:span text:style-name="T2">Cat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1" draw:style-name="gr9" draw:text-style-name="P7" draw:layer="layout" svg:width="2.031cm" svg:height="0.805cm" svg:x="19.412cm" svg:y="13.616cm">
          <text:p text:style-name="P6"><text:span text:style-name="T2">HDM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8" draw:text-style-name="P5" draw:layer="layout" svg:width="5.841cm" svg:height="1.777cm" svg:x="6.858cm" svg:y="13.66cm">
          <text:p text:style-name="P2"><text:span text:style-name="T1">Console RPi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3" draw:style-name="gr9" draw:text-style-name="P7" draw:layer="layout" svg:width="2.539cm" svg:height="0.852cm" svg:x="19.412cm" svg:y="14.686cm">
          <text:p text:style-name="P6"><text:span text:style-name="T2">4x wi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6" draw:text-style-name="P3" draw:layer="layout" svg:width="5.841cm" svg:height="0.761cm" svg:x="13.57cm" svg:y="0.608cm">
          <text:p text:style-name="P2"><text:span text:style-name="T1">Proctor Keyboa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6" draw:text-style-name="P3" draw:layer="layout" svg:width="5.841cm" svg:height="0.761cm" svg:x="13.57cm" svg:y="1.624cm">
          <text:p text:style-name="P2"><text:span text:style-name="T1">Proctor Mou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6" draw:text-style-name="P3" draw:layer="layout" svg:width="5.841cm" svg:height="0.761cm" svg:x="13.57cm" svg:y="2.64cm">
          <text:p text:style-name="P2"><text:span text:style-name="T1">Proctor Moni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7" draw:text-style-name="P4" draw:layer="layout" svg:width="5.841cm" svg:height="0.761cm" svg:x="13.57cm" svg:y="6.912cm">
          <text:p text:style-name="P2"><text:span text:style-name="T1">Wall Moni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8" draw:text-style-name="P5" draw:layer="layout" svg:width="5.841cm" svg:height="0.761cm" svg:x="13.57cm" svg:y="7.928cm">
          <text:p text:style-name="P2"><text:span text:style-name="T1">4x Butt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10" draw:text-style-name="P8" draw:layer="layout" svg:width="5.841cm" svg:height="0.761cm" svg:x="13.57cm" svg:y="9.96cm">
          <text:p text:style-name="P2"><text:span text:style-name="T1">4x Stomp Pa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11" draw:text-style-name="P9" draw:layer="layout" svg:width="5.841cm" svg:height="0.761cm" svg:x="13.57cm" svg:y="8.944cm">
          <text:p text:style-name="P2"><text:span text:style-name="T1">Joysti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12" draw:text-style-name="P9" draw:layer="layout" svg:width="4.825cm" svg:height="1.015cm" svg:x="22.606cm" svg:y="14.478cm">
          <text:p text:style-name="P2"><text:span text:style-name="T1">Captain’s Chai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13" draw:text-style-name="P5" draw:layer="layout" svg:width="4.825cm" svg:height="1.015cm" svg:x="22.606cm" svg:y="15.748cm">
          <text:p text:style-name="P2"><text:span text:style-name="T1">Conso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10" draw:text-style-name="P8" draw:layer="layout" svg:width="5.841cm" svg:height="0.761cm" svg:x="13.57cm" svg:y="10.976cm">
          <text:p text:style-name="P2"><text:span text:style-name="T1">Light Puzz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14" draw:text-style-name="P3" draw:layer="layout" svg:width="4.825cm" svg:height="1.015cm" svg:x="22.606cm" svg:y="17.018cm">
          <text:p text:style-name="P2"><text:span text:style-name="T1">Pro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15" draw:text-style-name="P8" draw:layer="layout" svg:width="4.825cm" svg:height="1.015cm" svg:x="22.606cm" svg:y="18.288cm">
          <text:p text:style-name="P2"><text:span text:style-name="T1">Ro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16" draw:text-style-name="P4" draw:layer="layout" svg:width="4.825cm" svg:height="1.015cm" svg:x="22.606cm" svg:y="19.558cm">
          <text:p text:style-name="P2"><text:span text:style-name="T1">Wa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8" draw:text-style-name="P5" draw:layer="layout" svg:width="5.841cm" svg:height="0.761cm" svg:x="13.57cm" svg:y="14.686cm">
          <text:p text:style-name="P2"><text:span text:style-name="T1">2x Butt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8" draw:style-name="gr9" draw:text-style-name="P7" draw:layer="layout" svg:width="2.539cm" svg:height="0.852cm" svg:x="19.412cm" svg:y="7.928cm">
          <text:p text:style-name="P6"><text:span text:style-name="T2">8x wi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9" draw:style-name="gr9" draw:text-style-name="P7" draw:layer="layout" svg:width="2.031cm" svg:height="0.805cm" svg:x="19.412cm" svg:y="6.912cm">
          <text:p text:style-name="P6"><text:span text:style-name="T2">HDM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0" draw:style-name="gr9" draw:text-style-name="P7" draw:layer="layout" svg:width="3.047cm" svg:height="0.971cm" svg:x="19.412cm" svg:y="8.944cm">
          <text:p text:style-name="P6"><text:span text:style-name="T2">10x wi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1" draw:style-name="gr9" draw:text-style-name="P7" draw:layer="layout" svg:width="3.047cm" svg:height="0.805cm" svg:x="19.412cm" svg:y="9.916cm">
          <text:p text:style-name="P6"><text:span text:style-name="T2">12x wi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2" draw:style-name="gr9" draw:text-style-name="P7" draw:layer="layout" svg:width="2.539cm" svg:height="0.852cm" svg:x="19.412cm" svg:y="10.976cm">
          <text:p text:style-name="P6"><text:span text:style-name="T2">8x wi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3" draw:style-name="gr9" draw:text-style-name="P7" draw:layer="layout" svg:width="2.031cm" svg:height="0.805cm" svg:x="19.412cm" svg:y="0.608cm">
          <text:p text:style-name="P6"><text:span text:style-name="T2">US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4" draw:style-name="gr9" draw:text-style-name="P7" draw:layer="layout" svg:width="2.031cm" svg:height="0.805cm" svg:x="19.412cm" svg:y="1.58cm">
          <text:p text:style-name="P6"><text:span text:style-name="T2">US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5" draw:style-name="gr9" draw:text-style-name="P7" draw:layer="layout" svg:width="2.031cm" svg:height="0.805cm" svg:x="19.412cm" svg:y="2.64cm">
          <text:p text:style-name="P6"><text:span text:style-name="T2">HDM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6" draw:style-name="gr1" draw:text-style-name="P1" draw:layer="layout" svg:x1="5.08cm" svg:y1="5.134cm" svg:x2="23.876cm" svg:y2="5.135cm">
          <text:p/>
        </draw:line>
        <draw:line draw:name="Line 67" draw:style-name="gr1" draw:text-style-name="P1" draw:layer="layout" svg:x1="9.398cm" svg:y1="4.626cm" svg:x2="23.876cm" svg:y2="4.627cm">
          <text:p/>
        </draw:line>
        <draw:line draw:name="Line 68" draw:style-name="gr1" draw:text-style-name="P1" draw:layer="layout" svg:x1="9.398cm" svg:y1="5.642cm" svg:x2="23.876cm" svg:y2="5.643cm">
          <text:p/>
        </draw:line>
        <draw:line draw:name="Line 69" draw:style-name="gr1" draw:text-style-name="P1" draw:layer="layout" svg:x1="16.256cm" svg:y1="4.118cm" svg:x2="23.876cm" svg:y2="4.119cm">
          <text:p/>
        </draw:line>
        <draw:line draw:name="Line 70" draw:style-name="gr1" draw:text-style-name="P1" draw:layer="layout" svg:x1="16.256cm" svg:y1="6.15cm" svg:x2="23.876cm" svg:y2="6.151cm">
          <text:p/>
        </draw:line>
        <draw:custom-shape draw:name="CustomShape 72" draw:style-name="gr6" draw:text-style-name="P3" draw:layer="layout" svg:width="3.555cm" svg:height="20.065cm" svg:x="1.524cm" svg:y="0.508cm">
          <text:p text:style-name="P2"><text:span text:style-name="T1">Ethernet</text:span></text:p>
          <text:p text:style-name="P2"><text:span text:style-name="T1">Swit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1" draw:text-style-name="P1" draw:layer="layout" svg:x1="21.849cm" svg:y1="13.462cm" svg:x2="23.877cm" svg:y2="13.462cm">
          <text:p/>
        </draw:line>
        <draw:line draw:name="Line 5" draw:style-name="gr1" draw:text-style-name="P1" draw:layer="layout" svg:x1="9.398cm" svg:y1="16.256cm" svg:x2="21.844cm" svg:y2="16.256cm">
          <text:p/>
        </draw:line>
        <draw:line draw:name="Line 5" draw:style-name="gr1" draw:text-style-name="P1" draw:layer="layout" svg:x1="9.398cm" svg:y1="17.526cm" svg:x2="21.844cm" svg:y2="17.526cm">
          <text:p/>
        </draw:line>
        <draw:line draw:name="Line 5" draw:style-name="gr1" draw:text-style-name="P1" draw:layer="layout" svg:x1="9.398cm" svg:y1="18.796cm" svg:x2="21.844cm" svg:y2="18.796cm">
          <text:p/>
        </draw:line>
        <draw:line draw:name="Line 5" draw:style-name="gr1" draw:text-style-name="P1" draw:layer="layout" svg:x1="9.398cm" svg:y1="20.066cm" svg:x2="21.844cm" svg:y2="20.066cm">
          <text:p/>
        </draw:line>
        <draw:line draw:name="Line 3" draw:style-name="gr1" draw:text-style-name="P1" draw:layer="layout" svg:x1="21.844cm" svg:y1="20.066cm" svg:x2="21.849cm" svg:y2="13.462cm">
          <text:p/>
        </draw:line>
        <draw:custom-shape draw:name="CustomShape 29" draw:style-name="gr10" draw:text-style-name="P8" draw:layer="layout" svg:width="2.793cm" svg:height="1.015cm" svg:x="6.858cm" svg:y="15.748cm">
          <text:p text:style-name="P2"><text:span text:style-name="T1">Cam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0" draw:text-style-name="P8" draw:layer="layout" svg:width="2.793cm" svg:height="1.015cm" svg:x="6.858cm" svg:y="17.018cm">
          <text:p text:style-name="P2"><text:span text:style-name="T1">Cam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0" draw:text-style-name="P8" draw:layer="layout" svg:width="2.793cm" svg:height="1.015cm" svg:x="6.858cm" svg:y="18.288cm">
          <text:p text:style-name="P2"><text:span text:style-name="T1">Cam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10" draw:text-style-name="P8" draw:layer="layout" svg:width="2.793cm" svg:height="0.971cm" svg:x="6.858cm" svg:y="19.558cm">
          <text:p text:style-name="P2"><text:span text:style-name="T1">Cam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" draw:style-name="gr10" draw:text-style-name="P8" draw:layer="layout" svg:width="3.555cm" svg:height="13.207cm" svg:x="23.876cm" svg:y="0.508cm">
          <text:p text:style-name="P2"><text:span text:style-name="T1">120 VAC</text:span></text:p>
          <text:p text:style-name="P2"><text:span text:style-name="T1">60 Hz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7" draw:layer="layout" svg:width="13.968cm" svg:height="10.476cm" svg:x="3.81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2T1">
        <draw:line draw:name="Line 1" draw:style-name="gr3" draw:text-style-name="P1" draw:layer="layout" svg:x1="18.796cm" svg:y1="2.794cm" svg:x2="21.336cm" svg:y2="2.795cm">
          <text:p/>
        </draw:line>
        <draw:line draw:name="Line 2" draw:style-name="gr3" draw:text-style-name="P1" draw:layer="layout" svg:x1="18.796cm" svg:y1="5.08cm" svg:x2="21.336cm" svg:y2="5.081cm">
          <text:p/>
        </draw:line>
        <draw:line draw:name="Line 3" draw:style-name="gr3" draw:text-style-name="P1" draw:layer="layout" svg:x1="18.796cm" svg:y1="7.366cm" svg:x2="21.336cm" svg:y2="7.367cm">
          <text:p/>
        </draw:line>
        <draw:line draw:name="Line 4" draw:style-name="gr3" draw:text-style-name="P1" draw:layer="layout" svg:x1="18.796cm" svg:y1="11.43cm" svg:x2="21.336cm" svg:y2="11.431cm">
          <text:p/>
        </draw:line>
        <draw:line draw:name="Line 5" draw:style-name="gr3" draw:text-style-name="P1" draw:layer="layout" svg:x1="18.796cm" svg:y1="13.462cm" svg:x2="21.336cm" svg:y2="13.463cm">
          <text:p/>
        </draw:line>
        <draw:line draw:name="Line 6" draw:style-name="gr3" draw:text-style-name="P1" draw:layer="layout" svg:x1="18.796cm" svg:y1="15.494cm" svg:x2="21.336cm" svg:y2="15.495cm">
          <text:p/>
        </draw:line>
        <draw:line draw:name="Line 7" draw:style-name="gr3" draw:text-style-name="P1" draw:layer="layout" svg:x1="18.796cm" svg:y1="17.526cm" svg:x2="21.336cm" svg:y2="17.527cm">
          <text:p/>
        </draw:line>
        <draw:custom-shape draw:name="CustomShape 8" draw:style-name="gr18" draw:text-style-name="P11" draw:layer="layout" svg:width="5.841cm" svg:height="1.523cm" svg:x="21.082cm" svg:y="2.032cm">
          <text:p text:style-name="P2"><text:span text:style-name="T1">Proctor RPi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8" draw:text-style-name="P11" draw:layer="layout" svg:width="5.841cm" svg:height="1.523cm" svg:x="21.082cm" svg:y="4.318cm">
          <text:p text:style-name="P2"><text:span text:style-name="T1">Wall RPi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8" draw:text-style-name="P11" draw:layer="layout" svg:width="5.841cm" svg:height="1.523cm" svg:x="21.082cm" svg:y="6.604cm">
          <text:p text:style-name="P2"><text:span text:style-name="T1">Console RPi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8" draw:text-style-name="P11" draw:layer="layout" svg:width="3.555cm" svg:height="16.255cm" svg:x="15.748cm" svg:y="2.032cm">
          <text:p text:style-name="P2"><text:span text:style-name="T1">Ethernet</text:span></text:p>
          <text:p text:style-name="P2"><text:span text:style-name="T1">Swit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8" draw:text-style-name="P11" draw:layer="layout" svg:width="5.841cm" svg:height="1.523cm" svg:x="21.082cm" svg:y="10.668cm">
          <text:p text:style-name="P2"><text:span text:style-name="T1">Cam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8" draw:text-style-name="P11" draw:layer="layout" svg:width="5.841cm" svg:height="1.523cm" svg:x="21.082cm" svg:y="12.7cm">
          <text:p text:style-name="P2"><text:span text:style-name="T1">Cam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8" draw:text-style-name="P11" draw:layer="layout" svg:width="5.841cm" svg:height="1.523cm" svg:x="21.082cm" svg:y="14.732cm">
          <text:p text:style-name="P2"><text:span text:style-name="T1">Cam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8" draw:text-style-name="P11" draw:layer="layout" svg:width="5.841cm" svg:height="1.523cm" svg:x="21.082cm" svg:y="16.764cm">
          <text:p text:style-name="P2"><text:span text:style-name="T1">Cam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8" draw:text-style-name="P11" draw:layer="layout" svg:width="3.301cm" svg:height="1.523cm" svg:x="1.27cm" svg:y="2.54cm">
          <text:p text:style-name="P2"><text:span text:style-name="T1">Pro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8" draw:text-style-name="P11" draw:layer="layout" svg:width="3.301cm" svg:height="1.523cm" svg:x="10.16cm" svg:y="2.54cm">
          <text:p text:style-name="P2"><text:span text:style-name="T1">Camer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19" draw:text-style-name="P1" draw:layer="layout" svg:x1="4.572cm" svg:y1="3.048cm" svg:x2="10.16cm" svg:y2="3.049cm">
          <text:p/>
        </draw:line>
        <draw:line draw:name="Line 19" draw:style-name="gr20" draw:text-style-name="P1" draw:layer="layout" svg:x1="4.572cm" svg:y1="3.556cm" svg:x2="10.16cm" svg:y2="3.557cm">
          <text:p/>
        </draw:line>
        <draw:custom-shape draw:name="TextShape 20" draw:style-name="gr9" draw:text-style-name="P7" draw:layer="layout" svg:width="4.063cm" svg:height="0.805cm" svg:x="4.572cm" svg:y="4.064cm">
          <text:p text:style-name="P6"><text:span text:style-name="T2">Image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1" draw:style-name="gr9" draw:text-style-name="P7" draw:layer="layout" svg:width="6.349cm" svg:height="0.852cm" svg:x="4.572cm" svg:y="1.524cm">
          <text:p text:style-name="P6"><text:span text:style-name="T2">Frame Rate Configur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8" draw:text-style-name="P11" draw:layer="layout" svg:width="3.301cm" svg:height="1.523cm" svg:x="1.27cm" svg:y="7.874cm">
          <text:p text:style-name="P2"><text:span text:style-name="T1">Pro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8" draw:text-style-name="P11" draw:layer="layout" svg:width="3.301cm" svg:height="1.523cm" svg:x="10.16cm" svg:y="7.874cm">
          <text:p text:style-name="P2"><text:span text:style-name="T1">Wa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" draw:style-name="gr19" draw:text-style-name="P1" draw:layer="layout" svg:x1="4.572cm" svg:y1="8.382cm" svg:x2="10.16cm" svg:y2="8.383cm">
          <text:p/>
        </draw:line>
        <draw:line draw:name="Line 25" draw:style-name="gr20" draw:text-style-name="P1" draw:layer="layout" svg:x1="4.572cm" svg:y1="8.89cm" svg:x2="10.16cm" svg:y2="8.891cm">
          <text:p/>
        </draw:line>
        <draw:custom-shape draw:name="CustomShape 26" draw:style-name="gr18" draw:text-style-name="P11" draw:layer="layout" svg:width="3.301cm" svg:height="1.523cm" svg:x="1.27cm" svg:y="12.7cm">
          <text:p text:style-name="P2"><text:span text:style-name="T1">Pro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8" draw:text-style-name="P11" draw:layer="layout" svg:width="3.301cm" svg:height="1.523cm" svg:x="10.16cm" svg:y="12.7cm">
          <text:p text:style-name="P2"><text:span text:style-name="T1">Conso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8" draw:style-name="gr19" draw:text-style-name="P1" draw:layer="layout" svg:x1="4.572cm" svg:y1="13.208cm" svg:x2="10.16cm" svg:y2="13.209cm">
          <text:p/>
        </draw:line>
        <draw:line draw:name="Line 29" draw:style-name="gr20" draw:text-style-name="P1" draw:layer="layout" svg:x1="4.572cm" svg:y1="13.716cm" svg:x2="10.16cm" svg:y2="13.717cm">
          <text:p/>
        </draw:line>
        <draw:custom-shape draw:name="CustomShape 30" draw:style-name="gr18" draw:text-style-name="P11" draw:layer="layout" svg:width="3.301cm" svg:height="1.523cm" svg:x="1.27cm" svg:y="17.78cm">
          <text:p text:style-name="P2"><text:span text:style-name="T1">Wa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8" draw:text-style-name="P11" draw:layer="layout" svg:width="3.301cm" svg:height="1.523cm" svg:x="10.16cm" svg:y="17.78cm">
          <text:p text:style-name="P2"><text:span text:style-name="T1">Conso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2" draw:style-name="gr19" draw:text-style-name="P1" draw:layer="layout" svg:x1="4.572cm" svg:y1="18.288cm" svg:x2="10.16cm" svg:y2="18.289cm">
          <text:p/>
        </draw:line>
        <draw:custom-shape draw:name="TextShape 33" draw:style-name="gr9" draw:text-style-name="P7" draw:layer="layout" svg:width="6.349cm" svg:height="1.915cm" svg:x="4.397cm" svg:y="5.842cm">
          <text:p text:style-name="P6"><text:span text:style-name="T2">Change time remaining</text:span></text:p>
          <text:p text:style-name="P6"><text:span text:style-name="T2">Go to Puzzle/Reset</text:span></text:p>
          <text:p text:style-name="P6"><text:span text:style-name="T2">Pau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4" draw:style-name="gr9" draw:text-style-name="P7" draw:layer="layout" svg:width="6.349cm" svg:height="0.852cm" svg:x="4.318cm" svg:y="9.398cm">
          <text:p text:style-name="P6"><text:span text:style-name="T2">Progress Stat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5" draw:style-name="gr9" draw:text-style-name="P7" draw:layer="layout" svg:width="6.349cm" svg:height="0.852cm" svg:x="4.572cm" svg:y="11.684cm">
          <text:p text:style-name="P6"><text:span text:style-name="T2">Go to Puzzle/Re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6" draw:style-name="gr9" draw:text-style-name="P7" draw:layer="layout" svg:width="6.349cm" svg:height="0.852cm" svg:x="4.572cm" svg:y="14.224cm">
          <text:p text:style-name="P6"><text:span text:style-name="T2">Progress Stat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7" draw:style-name="gr9" draw:text-style-name="P7" draw:layer="layout" svg:width="6.349cm" svg:height="0.852cm" svg:x="4.572cm" svg:y="16.927cm">
          <text:p text:style-name="P6"><text:span text:style-name="T2">Progress Status (Map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7" draw:layer="layout" svg:width="13.968cm" svg:height="10.476cm" svg:x="3.81cm" svg:y="2.123cm" draw:page-number="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2T1">
        <draw:custom-shape draw:name="CustomShape 1" draw:style-name="gr21" draw:text-style-name="P12" draw:layer="layout" svg:width="27.999cm" svg:height="20.99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2" draw:style-name="gr22" draw:text-style-name="P14" draw:layer="layout" svg:width="26.67cm" svg:height="20.065cm" svg:x="0.508cm" svg:y="0.508cm">
          <text:p text:style-name="P13"><text:span text:style-name="T1">Boo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2" draw:style-name="gr23" draw:text-style-name="P14" draw:layer="layout" svg:width="8.636cm" svg:height="19.05cm" svg:x="18.034cm" svg:y="1.016cm">
          <text:p text:style-name="P13"><text:span text:style-name="T1">Chap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4" draw:text-style-name="P15" draw:layer="layout" draw:type="line" svg:x1="15.214cm" svg:y1="9.17cm" svg:x2="15.214cm" svg:y2="9.17cm" svg:d="M15214 9170z" svg:viewBox="0 0 1 1">
          <text:p/>
        </draw:connector>
        <draw:custom-shape draw:name="CustomShape 72" draw:style-name="gr25" draw:text-style-name="P14" draw:layer="layout" svg:width="16.51cm" svg:height="7.112cm" svg:x="1.016cm" svg:y="12.954cm">
          <text:p text:style-name="P13"><text:span text:style-name="T1">TCP</text:span></text:p>
          <text:p text:style-name="P13"><text:span text:style-name="T1">Listen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6" draw:text-style-name="P15" draw:layer="layout" draw:type="line" svg:x1="16.59cm" svg:y1="3.631cm" svg:x2="16.584cm" svg:y2="6.122cm" svg:d="M16590 3631l-6 2491" svg:viewBox="0 0 7 2492">
          <text:p/>
        </draw:connector>
        <draw:connector draw:style-name="gr27" draw:text-style-name="P15" draw:layer="layout" draw:type="line" svg:x1="13.69cm" svg:y1="3.49cm" svg:x2="13.691cm" svg:y2="5.107cm" svg:d="M13690 3490l1 1617" svg:viewBox="0 0 2 1618">
          <text:p/>
        </draw:connector>
        <draw:custom-shape draw:style-name="gr28" draw:text-style-name="P17" xml:id="id16" draw:id="id16" draw:layer="layout" svg:width="5.842cm" svg:height="0.762cm" svg:x="11.15cm" svg:y="3.328cm">
          <text:p text:style-name="P16">Is Wall PC?</text:p>
          <draw:enhanced-geometry svg:viewBox="0 0 21600 21600" draw:glue-points="10800 0 0 10800 10800 21600 21600 10800" draw:text-areas="?f3 ?f3 ?f4 ?f4" draw:mirror-horizontal="false" draw:mirror-vertical="false" draw:type="hexagon" draw:modifiers="2096.046551429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29" draw:text-style-name="P15" draw:layer="layout" draw:line-skew="0.029cm -0.475cm" svg:x1="18.542cm" svg:y1="15.394cm" svg:x2="2.54cm" svg:y2="9.045cm" draw:start-shape="id1" draw:start-glue-point="0" draw:end-shape="id2" draw:end-glue-point="5" svg:d="M18542 15394v-2744h-17018v-3605h1016" svg:viewBox="0 0 17019 6350">
          <text:p/>
        </draw:connector>
        <draw:line draw:style-name="gr30" draw:text-style-name="P15" draw:layer="layout" svg:x1="5.588cm" svg:y1="1.271cm" svg:x2="5.588cm" svg:y2="5.843cm">
          <text:p/>
        </draw:line>
        <draw:custom-shape draw:name="CustomShape 27" draw:style-name="gr31" draw:text-style-name="P18" draw:layer="layout" svg:width="5.841cm" svg:height="0.761cm" svg:x="2.687cm" svg:y="1.996cm">
          <text:p text:style-name="P2"><text:span text:style-name="T1">C</text:span><text:span text:style-name="T1">r</text:span><text:span text:style-name="T1">e</text:span><text:span text:style-name="T1">a</text:span><text:span text:style-name="T1">t</text:span><text:span text:style-name="T1">e</text:span><text:span text:style-name="T1"> </text:span><text:span text:style-name="T1">A</text:span><text:span text:style-name="T1">l</text:span><text:span text:style-name="T1">l</text:span><text:span text:style-name="T1"> </text:span><text:span text:style-name="T1">C</text:span><text:span text:style-name="T1">h</text:span><text:span text:style-name="T1">a</text:span><text:span text:style-name="T1">p</text:span><text:span text:style-name="T1">t</text:span><text:span text:style-name="T1">e</text:span><text:span text:style-name="T1">r</text:span><text:span text:style-name="T1">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2" draw:text-style-name="P18" draw:layer="layout" svg:width="5.841cm" svg:height="0.761cm" svg:x="2.687cm" svg:y="0.979cm">
          <text:p text:style-name="P2"><text:span text:style-name="T1">Boo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3" draw:text-style-name="P18" xml:id="id17" draw:id="id17" draw:layer="layout" svg:width="5.841cm" svg:height="1.523cm" svg:x="2.687cm" svg:y="3.05cm">
          <text:p text:style-name="P2"><text:span text:style-name="T1">Initialize Book</text:span></text:p>
          <text:p text:style-name="P2"><text:span text:style-name="T1">Consta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0" draw:text-style-name="P15" draw:layer="layout" svg:x1="13.69cm" svg:y1="5.868cm" svg:x2="13.69cm" svg:y2="6.376cm">
          <text:p/>
        </draw:line>
        <draw:custom-shape draw:name="CustomShape 27" draw:style-name="gr34" draw:text-style-name="P18" draw:layer="layout" svg:width="5.08cm" svg:height="0.761cm" svg:x="11.15cm" svg:y="5.107cm">
          <text:p text:style-name="P2"><text:span text:style-name="T1">D</text:span><text:span text:style-name="T1">i</text:span><text:span text:style-name="T1">s</text:span><text:span text:style-name="T1">p</text:span><text:span text:style-name="T1">o</text:span><text:span text:style-name="T1">s</text:span><text:span text:style-name="T1">e</text:span><text:span text:style-name="T1"> </text:span><text:span text:style-name="T1">C</text:span><text:span text:style-name="T1">o</text:span><text:span text:style-name="T1">n</text:span><text:span text:style-name="T1">s</text:span><text:span text:style-name="T1">o</text:span><text:span text:style-name="T1">l</text:span><text:span text:style-name="T1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6" draw:text-style-name="P15" draw:layer="layout" draw:line-skew="0.22cm" svg:x1="24.892cm" svg:y1="2.667cm" svg:x2="24.891cm" svg:y2="6.223cm" draw:start-shape="id3" draw:start-glue-point="7" draw:end-shape="id4" draw:end-glue-point="1" svg:d="M24892 2667h762v3556h-763" svg:viewBox="0 0 764 3557">
          <text:p/>
        </draw:connector>
        <draw:connector draw:style-name="gr27" draw:text-style-name="P15" draw:layer="layout" draw:type="line" svg:x1="21.996cm" svg:y1="2.446cm" svg:x2="21.997cm" svg:y2="4.063cm" svg:d="M21996 2446l1 1617" svg:viewBox="0 0 2 1618">
          <text:p/>
        </draw:connector>
        <draw:custom-shape draw:style-name="gr35" draw:text-style-name="P17" xml:id="id3" draw:id="id3" draw:layer="layout" svg:width="5.842cm" svg:height="0.762cm" svg:x="19.05cm" svg:y="2.286cm">
          <text:p text:style-name="P16">Is Wall PC?</text:p>
          <draw:enhanced-geometry svg:viewBox="0 0 21600 21600" draw:glue-points="10800 0 0 10800 10800 21600 21600 10800" draw:text-areas="?f3 ?f3 ?f4 ?f4" draw:mirror-horizontal="false" draw:mirror-vertical="false" draw:type="hexagon" draw:modifiers="2096.046551429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26" draw:text-style-name="P15" draw:layer="layout" draw:line-skew="0.22cm" svg:x1="24.893cm" svg:y1="8.256cm" svg:x2="24.894cm" svg:y2="13.589cm" draw:start-shape="id5" draw:start-glue-point="7" draw:end-shape="id6" svg:d="M24893 8256h763v5333h-762" svg:viewBox="0 0 764 5334">
          <text:p/>
        </draw:connector>
        <draw:connector draw:style-name="gr29" draw:text-style-name="P15" draw:layer="layout" draw:line-skew="-0.24cm" svg:x1="16.989cm" svg:y1="11.582cm" svg:x2="19.051cm" svg:y2="8.256cm" draw:start-shape="id7" draw:start-glue-point="1" draw:end-shape="id5" draw:end-glue-point="5" svg:d="M16989 11582h791v-3326h1271" svg:viewBox="0 0 2063 3327">
          <text:p/>
        </draw:connector>
        <draw:line draw:style-name="gr30" draw:text-style-name="P15" draw:layer="layout" svg:x1="14.098cm" svg:y1="6.675cm" svg:x2="14.098cm" svg:y2="7.183cm">
          <text:p/>
        </draw:line>
        <draw:custom-shape draw:name="CustomShape 27" draw:style-name="gr36" draw:text-style-name="P18" draw:layer="layout" svg:width="5.841cm" svg:height="0.761cm" svg:x="11.151cm" svg:y="6.122cm">
          <text:p text:style-name="P2"><text:span text:style-name="T1">D</text:span><text:span text:style-name="T1">i</text:span><text:span text:style-name="T1">s</text:span><text:span text:style-name="T1">p</text:span><text:span text:style-name="T1">o</text:span><text:span text:style-name="T1">s</text:span><text:span text:style-name="T1">e</text:span><text:span text:style-name="T1"> </text:span><text:span text:style-name="T1">C</text:span><text:span text:style-name="T1">h</text:span><text:span text:style-name="T1">a</text:span><text:span text:style-name="T1">p</text:span><text:span text:style-name="T1">t</text:span><text:span text:style-name="T1">e</text:span><text:span text:style-name="T1">r</text:span><text:span text:style-name="T1">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0" draw:text-style-name="P15" draw:layer="layout" svg:x1="13.942cm" svg:y1="1.27cm" svg:x2="13.942cm" svg:y2="2.54cm">
          <text:p/>
        </draw:line>
        <draw:line draw:style-name="gr30" draw:text-style-name="P15" draw:layer="layout" svg:x1="21.97cm" svg:y1="5.334cm" svg:x2="21.97cm" svg:y2="7.625cm">
          <text:p/>
        </draw:line>
        <draw:custom-shape draw:name="CustomShape 27" draw:style-name="gr37" draw:text-style-name="P18" draw:layer="layout" svg:width="5.841cm" svg:height="1.523cm" svg:x="19.05cm" svg:y="4.11cm">
          <text:p text:style-name="P2"><text:span text:style-name="T1">C</text:span><text:span text:style-name="T1">o</text:span><text:span text:style-name="T1">m</text:span><text:span text:style-name="T1">m</text:span><text:span text:style-name="T1">a</text:span><text:span text:style-name="T1">n</text:span><text:span text:style-name="T1">d</text:span><text:span text:style-name="T1"> </text:span><text:span text:style-name="T1">C</text:span><text:span text:style-name="T1">o</text:span><text:span text:style-name="T1">n</text:span><text:span text:style-name="T1">s</text:span><text:span text:style-name="T1">o</text:span><text:span text:style-name="T1">l</text:span><text:span text:style-name="T1">e</text:span></text:p>
          <text:p text:style-name="P2"><text:span text:style-name="T1">T</text:span><text:span text:style-name="T1">o</text:span><text:span text:style-name="T1"> </text:span><text:span text:style-name="T1">N</text:span><text:span text:style-name="T1">e</text:span><text:span text:style-name="T1">w</text:span><text:span text:style-name="T1"> </text:span><text:span text:style-name="T1">C</text:span><text:span text:style-name="T1">h</text:span><text:span text:style-name="T1">a</text:span><text:span text:style-name="T1">p</text:span><text:span text:style-name="T1">t</text:span><text:span text:style-name="T1">e</text:span><text:span text:style-name="T1">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7" draw:text-style-name="P15" draw:layer="layout" draw:type="line" svg:x1="21.972cm" svg:y1="8.637cm" svg:x2="21.972cm" svg:y2="9.652cm" draw:start-shape="id5" draw:start-glue-point="6" draw:end-shape="id8" draw:end-glue-point="4" svg:d="M21972 8637v1015" svg:viewBox="0 0 1 1016">
          <text:p/>
        </draw:connector>
        <draw:connector draw:style-name="gr27" draw:text-style-name="P15" draw:layer="layout" draw:type="line" svg:x1="23.37cm" svg:y1="11.176cm" svg:x2="23.37cm" svg:y2="12.192cm" svg:d="M23370 11176v1016" svg:viewBox="0 0 1 1017">
          <text:p/>
        </draw:connector>
        <draw:custom-shape draw:name="CustomShape 27" draw:style-name="gr38" draw:text-style-name="P18" xml:id="id4" draw:id="id4" draw:layer="layout" svg:width="5.841cm" svg:height="0.762cm" svg:x="19.05cm" svg:y="5.842cm">
          <text:p text:style-name="P2"><text:span text:style-name="T1">Retur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6" draw:text-style-name="P15" draw:layer="layout" draw:type="line" svg:x1="20.576cm" svg:y1="10.768cm" svg:x2="20.576cm" svg:y2="13.234cm" svg:d="M20576 10768v2466" svg:viewBox="0 0 1 2467">
          <text:p/>
        </draw:connector>
        <draw:line draw:style-name="gr30" draw:text-style-name="P15" draw:layer="layout" svg:x1="23.37cm" svg:y1="12.954cm" svg:x2="23.37cm" svg:y2="13.462cm">
          <text:p/>
        </draw:line>
        <draw:custom-shape draw:name="CustomShape 27" draw:style-name="gr39" draw:text-style-name="P18" draw:layer="layout" svg:width="3.301cm" svg:height="0.761cm" svg:x="21.591cm" svg:y="12.193cm">
          <text:p text:style-name="P2"><text:span text:style-name="T1">d</text:span><text:span text:style-name="T1">o</text:span><text:span text:style-name="T1">n</text:span><text:span text:style-name="T1">e</text:span><text:span text:style-name="T1">=</text:span><text:span text:style-name="T1">T</text:span><text:span text:style-name="T1">r</text:span><text:span text:style-name="T1">u</text:span><text:span text:style-name="T1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0" draw:text-style-name="P15" draw:layer="layout" svg:x1="21.971cm" svg:y1="17.018cm" svg:x2="21.971cm" svg:y2="19.304cm">
          <text:p/>
        </draw:line>
        <draw:custom-shape draw:name="CustomShape 27" draw:style-name="gr40" draw:text-style-name="P18" draw:layer="layout" svg:width="5.842cm" svg:height="1.523cm" svg:x="19.05cm" svg:y="16.255cm">
          <text:p text:style-name="P2"><text:span text:style-name="T1">Step Chapter</text:span></text:p>
          <text:p text:style-name="P2"><text:span text:style-name="T1">St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1" draw:text-style-name="P17" xml:id="id5" draw:id="id5" draw:layer="layout" svg:width="5.842cm" svg:height="0.762cm" svg:x="19.051cm" svg:y="7.875cm">
          <text:p text:style-name="P16">Is Wall PC?</text:p>
          <draw:enhanced-geometry svg:viewBox="0 0 21600 21600" draw:glue-points="10800 0 0 10800 10800 21600 21600 10800" draw:text-areas="?f3 ?f3 ?f4 ?f4" draw:mirror-horizontal="false" draw:mirror-vertical="false" draw:type="hexagon" draw:modifiers="2096.046551429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2" draw:text-style-name="P17" xml:id="id8" draw:id="id8" draw:layer="layout" svg:width="5.842cm" svg:height="1.524cm" svg:x="19.051cm" svg:y="9.652cm">
          <text:p text:style-name="P16">If &gt;60 min &amp; not</text:p>
          <text:p text:style-name="P16">allowed &gt;60 min</text:p>
          <draw:enhanced-geometry svg:viewBox="0 0 21600 21600" draw:glue-points="10800 0 0 10800 10800 21600 21600 10800" draw:text-areas="?f3 ?f3 ?f4 ?f4" draw:mirror-horizontal="false" draw:mirror-vertical="false" draw:type="hexagon" draw:modifiers="2096.046551429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3" draw:text-style-name="P19" xml:id="id1" draw:id="id1" draw:layer="layout" svg:width="0.508cm" svg:height="0.508cm" svg:x="18.288cm" svg:y="15.394cm">
          <text:p/>
          <draw:enhanced-geometry svg:viewBox="0 0 21600 21600" draw:type="rectangle" draw:enhanced-path="M 0 0 L 21600 0 21600 21600 0 21600 0 0 Z N"/>
        </draw:custom-shape>
        <draw:connector draw:style-name="gr44" draw:text-style-name="P15" draw:layer="layout" draw:type="line" svg:x1="18.542cm" svg:y1="15.368cm" svg:x2="20.159cm" svg:y2="15.367cm" svg:d="M18542 15368l1617-1" svg:viewBox="0 0 1618 2">
          <text:p/>
        </draw:connector>
        <draw:connector draw:style-name="gr27" draw:text-style-name="P15" draw:layer="layout" draw:type="line" svg:x1="7.714cm" svg:y1="14.224cm" svg:x2="7.714cm" svg:y2="14.986cm" draw:start-shape="id9" draw:start-glue-point="6" draw:end-shape="id10" draw:end-glue-point="4" svg:d="M7714 14224v762" svg:viewBox="0 0 1 763">
          <text:p/>
        </draw:connector>
        <draw:connector draw:style-name="gr26" draw:text-style-name="P15" draw:layer="layout" draw:line-skew="-0.442cm" svg:x1="4.793cm" svg:y1="15.748cm" svg:x2="4.793cm" svg:y2="13.843cm" draw:start-shape="id10" draw:start-glue-point="5" draw:end-shape="id9" draw:end-glue-point="5" svg:d="M4793 15748h-983v-1905h983" svg:viewBox="0 0 984 1906">
          <text:p/>
        </draw:connector>
        <draw:connector draw:style-name="gr26" draw:text-style-name="P15" draw:layer="layout" draw:line-skew="-0.442cm" svg:x1="4.793cm" svg:y1="19.177cm" svg:x2="4.793cm" svg:y2="13.843cm" draw:start-shape="id11" draw:start-glue-point="5" draw:end-shape="id9" draw:end-glue-point="5" svg:d="M4793 19177h-983v-5334h983" svg:viewBox="0 0 984 5335">
          <text:p/>
        </draw:connector>
        <draw:connector draw:style-name="gr26" draw:text-style-name="P15" draw:layer="layout" svg:x1="8.095cm" svg:y1="14.224cm" svg:x2="11.632cm" svg:y2="14.606cm" svg:d="M8095 14224v382h3537" svg:viewBox="0 0 3538 383">
          <text:p/>
        </draw:connector>
        <draw:connector draw:style-name="gr27" draw:text-style-name="P15" draw:layer="layout" draw:type="line" svg:x1="7.714cm" svg:y1="16.51cm" svg:x2="7.714cm" svg:y2="17.272cm" draw:start-shape="id10" draw:end-shape="id12" draw:end-glue-point="4" svg:d="M7714 16510v762" svg:viewBox="0 0 1 763">
          <text:p/>
        </draw:connector>
        <draw:connector draw:style-name="gr26" draw:text-style-name="P15" draw:layer="layout" draw:type="line" svg:x1="7.714cm" svg:y1="18.034cm" svg:x2="7.714cm" svg:y2="18.796cm" draw:start-shape="id12" draw:start-glue-point="2" draw:end-shape="id11" draw:end-glue-point="4" svg:d="M7714 18034v762" svg:viewBox="0 0 1 763">
          <text:p/>
        </draw:connector>
        <draw:connector draw:style-name="gr27" draw:text-style-name="P15" draw:layer="layout" draw:line-skew="-0.255cm" svg:x1="10.635cm" svg:y1="17.653cm" svg:x2="11.651cm" svg:y2="16.765cm" draw:start-shape="id12" draw:start-glue-point="7" draw:end-shape="id13" draw:end-glue-point="3" svg:d="M10635 17653h253v-888h763" svg:viewBox="0 0 1017 889">
          <text:p/>
        </draw:connector>
        <draw:connector draw:style-name="gr27" draw:text-style-name="P15" draw:layer="layout" draw:line-skew="-0.255cm" svg:x1="10.635cm" svg:y1="19.177cm" svg:x2="11.652cm" svg:y2="18.796cm" draw:start-shape="id11" draw:start-glue-point="7" draw:end-shape="id14" draw:end-glue-point="3" svg:d="M10635 19177h254v-381h763" svg:viewBox="0 0 1018 382">
          <text:p/>
        </draw:connector>
        <draw:connector draw:style-name="gr29" draw:text-style-name="P15" draw:layer="layout" draw:line-skew="-0.032cm" svg:x1="16.51cm" svg:y1="16.765cm" svg:x2="10.635cm" svg:y2="13.843cm" draw:start-shape="id13" draw:start-glue-point="1" draw:end-shape="id9" draw:end-glue-point="7" svg:d="M16510 16765h508v-2922h-6383" svg:viewBox="0 0 6384 2923">
          <text:p/>
        </draw:connector>
        <draw:connector draw:style-name="gr29" draw:text-style-name="P15" draw:layer="layout" draw:line-skew="-0.033cm" svg:x1="16.51cm" svg:y1="18.796cm" svg:x2="10.635cm" svg:y2="13.843cm" draw:start-shape="id14" draw:start-glue-point="1" draw:end-shape="id9" draw:end-glue-point="7" svg:d="M16510 18796h508v-4953h-6383" svg:viewBox="0 0 6384 4954">
          <text:p/>
        </draw:connector>
        <draw:connector draw:style-name="gr26" draw:text-style-name="P15" draw:layer="layout" draw:line-skew="-0.448cm" svg:x1="11.149cm" svg:y1="9.959cm" svg:x2="11.15cm" svg:y2="3.709cm" draw:start-shape="id15" draw:start-glue-point="5" draw:end-shape="id16" draw:end-glue-point="5" svg:d="M11149 9959h-989v-6250h990" svg:viewBox="0 0 991 6251">
          <text:p/>
        </draw:connector>
        <draw:connector draw:style-name="gr27" draw:text-style-name="P15" draw:layer="layout" draw:type="line" svg:x1="14.07cm" svg:y1="10.186cm" svg:x2="14.07cm" svg:y2="11.201cm" svg:d="M14070 10186v1015" svg:viewBox="0 0 1 1016">
          <text:p/>
        </draw:connector>
        <draw:custom-shape draw:name="CustomShape 27" draw:style-name="gr45" draw:text-style-name="P18" xml:id="id7" draw:id="id7" draw:layer="layout" svg:width="5.841cm" svg:height="0.761cm" svg:x="11.148cm" svg:y="11.202cm">
          <text:p text:style-name="P2"><text:span text:style-name="T1">Upda</text:span><text:span text:style-name="T1">te </text:span><text:span text:style-name="T1">Chap</text:span><text:span text:style-name="T1">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6" draw:text-style-name="P17" xml:id="id15" draw:id="id15" draw:layer="layout" svg:width="5.842cm" svg:height="0.762cm" svg:x="11.149cm" svg:y="9.578cm">
          <text:p text:style-name="P16">Is alive?</text:p>
          <draw:enhanced-geometry svg:viewBox="0 0 21600 21600" draw:glue-points="10800 0 0 10800 10800 21600 21600 10800" draw:text-areas="?f3 ?f3 ?f4 ?f4" draw:type="hexagon" draw:modifiers="2096.046551429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7" draw:text-style-name="P17" xml:id="id10" draw:id="id10" draw:layer="layout" svg:width="5.842cm" svg:height="1.524cm" svg:x="4.793cm" svg:y="14.986cm">
          <text:p text:style-name="P16">Any TCP</text:p>
          <text:p text:style-name="P16">CMD Received?</text:p>
          <draw:enhanced-geometry svg:viewBox="0 0 21600 21600" draw:glue-points="10800 0 0 10800 10800 21600 21600 10800" draw:text-areas="?f3 ?f3 ?f4 ?f4" draw:type="hexagon" draw:modifiers="2096.046551429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8" draw:text-style-name="P17" xml:id="id12" draw:id="id12" draw:layer="layout" svg:width="5.842cm" svg:height="0.762cm" svg:x="4.793cm" svg:y="17.272cm">
          <text:p text:style-name="P16">Is Book CMD?</text:p>
          <draw:enhanced-geometry svg:viewBox="0 0 21600 21600" draw:glue-points="10800 0 0 10800 10800 21600 21600 10800" draw:text-areas="?f3 ?f3 ?f4 ?f4" draw:type="hexagon" draw:modifiers="2096.046551429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9" draw:text-style-name="P17" xml:id="id11" draw:id="id11" draw:layer="layout" svg:width="5.842cm" svg:height="0.762cm" svg:x="4.793cm" svg:y="18.796cm">
          <text:p text:style-name="P16">Is Chapter CMD?</text:p>
          <draw:enhanced-geometry svg:viewBox="0 0 21600 21600" draw:glue-points="10800 0 0 10800 10800 21600 21600 10800" draw:text-areas="?f3 ?f3 ?f4 ?f4" draw:type="hexagon" draw:modifiers="2096.046551429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0" draw:text-style-name="P17" xml:id="id9" draw:id="id9" draw:layer="layout" svg:width="5.842cm" svg:height="0.762cm" svg:x="4.793cm" svg:y="13.462cm">
          <text:p text:style-name="P16">Is alive?</text:p>
          <draw:enhanced-geometry svg:viewBox="0 0 21600 21600" draw:glue-points="10800 0 0 10800 10800 21600 21600 10800" draw:text-areas="?f3 ?f3 ?f4 ?f4" draw:type="hexagon" draw:modifiers="2096.046551429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name="CustomShape 27" draw:style-name="gr51" draw:text-style-name="P18" xml:id="id13" draw:id="id13" draw:layer="layout" svg:width="4.859cm" svg:height="1.524cm" svg:x="11.651cm" svg:y="16.003cm">
          <text:p text:style-name="P2"><text:span text:style-name="T1">U</text:span><text:span text:style-name="T1">p</text:span><text:span text:style-name="T1">d</text:span><text:span text:style-name="T1">a</text:span><text:span text:style-name="T1">t</text:span><text:span text:style-name="T1">e</text:span><text:span text:style-name="T1"> </text:span><text:span text:style-name="T1">B</text:span><text:span text:style-name="T1">o</text:span><text:span text:style-name="T1">o</text:span><text:span text:style-name="T1">k</text:span></text:p>
          <text:p text:style-name="P2"><text:span text:style-name="T1">S</text:span><text:span text:style-name="T1">t</text:span><text:span text:style-name="T1">a</text:span><text:span text:style-name="T1">t</text:span><text:span text:style-name="T1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2" draw:text-style-name="P18" xml:id="id14" draw:id="id14" draw:layer="layout" svg:width="4.858cm" svg:height="1.523cm" svg:x="11.652cm" svg:y="18.035cm">
          <text:p text:style-name="P2"><text:span text:style-name="T1">U</text:span><text:span text:style-name="T1">p</text:span><text:span text:style-name="T1">d</text:span><text:span text:style-name="T1">a</text:span><text:span text:style-name="T1">t</text:span><text:span text:style-name="T1">e</text:span><text:span text:style-name="T1"> </text:span><text:span text:style-name="T1">C</text:span><text:span text:style-name="T1">h</text:span><text:span text:style-name="T1">a</text:span><text:span text:style-name="T1">p</text:span><text:span text:style-name="T1">t</text:span><text:span text:style-name="T1">e</text:span><text:span text:style-name="T1">r</text:span></text:p>
          <text:p text:style-name="P2"><text:span text:style-name="T1">S</text:span><text:span text:style-name="T1">t</text:span><text:span text:style-name="T1">a</text:span><text:span text:style-name="T1">t</text:span><text:span text:style-name="T1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3" draw:text-style-name="P18" draw:layer="layout" svg:width="4.859cm" svg:height="0.761cm" svg:x="11.651cm" svg:y="14.226cm">
          <text:p text:style-name="P2"><text:span text:style-name="T1">D</text:span><text:span text:style-name="T1">i</text:span><text:span text:style-name="T1">s</text:span><text:span text:style-name="T1">p</text:span><text:span text:style-name="T1">o</text:span><text:span text:style-name="T1">s</text:span><text:span text:style-name="T1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6" draw:text-style-name="P15" draw:layer="layout" draw:line-skew="0.33cm" svg:x1="8.382cm" svg:y1="9.045cm" svg:x2="8.528cm" svg:y2="3.811cm" draw:start-shape="id2" draw:start-glue-point="7" draw:end-shape="id17" draw:end-glue-point="1" svg:d="M8382 9045h1016v-5234h-870" svg:viewBox="0 0 1017 5235">
          <text:p/>
        </draw:connector>
        <draw:connector draw:style-name="gr27" draw:text-style-name="P15" draw:layer="layout" draw:type="line" svg:x1="5.461cm" svg:y1="9.051cm" svg:x2="5.462cm" svg:y2="10.668cm" svg:d="M5461 9051l1 1617" svg:viewBox="0 0 2 1618">
          <text:p/>
        </draw:connector>
        <draw:custom-shape draw:name="CustomShape 27" draw:style-name="gr54" draw:text-style-name="P18" draw:layer="layout" svg:width="2.922cm" svg:height="0.761cm" svg:x="19.05cm" svg:y="14.986cm">
          <text:p text:style-name="P2"><text:span text:style-name="T1">Cle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6" draw:text-style-name="P15" draw:layer="layout" draw:type="line" svg:x1="23.115cm" svg:y1="13.716cm" svg:x2="23.114cm" svg:y2="16.255cm" svg:d="M23115 13716l-1 2539" svg:viewBox="0 0 2 2540">
          <text:p/>
        </draw:connector>
        <draw:connector draw:style-name="gr27" draw:text-style-name="P15" draw:layer="layout" draw:type="line" svg:x1="20.574cm" svg:y1="13.97cm" svg:x2="20.574cm" svg:y2="14.986cm" svg:d="M20574 13970v1016" svg:viewBox="0 0 1 1017">
          <text:p/>
        </draw:connector>
        <draw:custom-shape draw:style-name="gr55" draw:text-style-name="P17" xml:id="id6" draw:id="id6" draw:layer="layout" svg:width="5.842cm" svg:height="0.762cm" svg:x="19.052cm" svg:y="13.208cm">
          <text:p text:style-name="P16">Is chapter done?</text:p>
          <draw:enhanced-geometry svg:viewBox="0 0 21600 21600" draw:glue-points="10800 0 0 10800 10800 21600 21600 10800" draw:text-areas="?f3 ?f3 ?f4 ?f4" draw:mirror-horizontal="false" draw:mirror-vertical="false" draw:type="hexagon" draw:modifiers="2096.046551429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26" draw:text-style-name="P15" draw:layer="layout" draw:type="line" svg:x1="4.065cm" svg:y1="5.607cm" svg:x2="4.064cm" svg:y2="7.268cm" svg:d="M4065 5607l-1 1661" svg:viewBox="0 0 2 1662">
          <text:p/>
        </draw:connector>
        <draw:connector draw:style-name="gr29" draw:text-style-name="P15" draw:layer="layout" draw:line-skew="-0.507cm" svg:x1="16.989cm" svg:y1="2.413cm" svg:x2="19.05cm" svg:y2="2.667cm" draw:start-shape="id18" draw:start-glue-point="1" draw:end-shape="id3" draw:end-glue-point="5" svg:d="M16989 2413h523v254h1538" svg:viewBox="0 0 2062 255">
          <text:p/>
        </draw:connector>
        <draw:connector draw:style-name="gr27" draw:text-style-name="P15" draw:layer="layout" draw:type="line" svg:x1="6.614cm" svg:y1="5.569cm" svg:x2="6.604cm" svg:y2="8.283cm" svg:d="M6614 5569l-10 2714" svg:viewBox="0 0 11 2715">
          <text:p/>
        </draw:connector>
        <draw:line draw:style-name="gr30" draw:text-style-name="P15" draw:layer="layout" svg:x1="4.064cm" svg:y1="7.52cm" svg:x2="4.064cm" svg:y2="8.79cm">
          <text:p/>
        </draw:line>
        <draw:custom-shape draw:name="CustomShape 27" draw:style-name="gr56" draw:text-style-name="P18" draw:layer="layout" svg:width="3.048cm" svg:height="0.761cm" svg:x="2.54cm" svg:y="7.268cm">
          <text:p text:style-name="P2"><text:span text:style-name="T1">S</text:span><text:span text:style-name="T1">t</text:span><text:span text:style-name="T1">a</text:span><text:span text:style-name="T1">r</text:span><text:span text:style-name="T1">t </text:span><text:span text:style-name="T1">T</text:span><text:span text:style-name="T1">C</text:span><text:span text:style-name="T1">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7" draw:text-style-name="P18" xml:id="id18" draw:id="id18" draw:layer="layout" svg:width="5.841cm" svg:height="0.761cm" svg:x="11.148cm" svg:y="2.033cm">
          <text:p text:style-name="P2"><text:span text:style-name="T1">E</text:span><text:span text:style-name="T1">n</text:span><text:span text:style-name="T1">t</text:span><text:span text:style-name="T1">e</text:span><text:span text:style-name="T1">r</text:span><text:span text:style-name="T1"> </text:span><text:span text:style-name="T1">C</text:span><text:span text:style-name="T1">h</text:span><text:span text:style-name="T1">a</text:span><text:span text:style-name="T1">p</text:span><text:span text:style-name="T1">t</text:span><text:span text:style-name="T1">e</text:span><text:span text:style-name="T1">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8" draw:text-style-name="P20" xml:id="id2" draw:id="id2" draw:layer="layout" svg:width="5.842cm" svg:height="1.524cm" svg:x="2.54cm" svg:y="8.283cm">
          <text:p text:style-name="P16">Next Chapter</text:p>
          <text:p text:style-name="P16">Exists?</text:p>
          <draw:enhanced-geometry svg:viewBox="0 0 21600 21600" draw:glue-points="10800 0 0 10800 10800 21600 21600 10800" draw:text-areas="?f3 ?f3 ?f4 ?f4" draw:type="hexagon" draw:modifiers="2096.046551429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name="CustomShape 27" draw:style-name="gr59" draw:text-style-name="P18" xml:id="id21" draw:id="id21" draw:layer="layout" svg:width="5.841cm" svg:height="0.763cm" svg:x="11.148cm" svg:y="1.016cm">
          <text:p text:style-name="P2"><text:span text:style-name="T1">Q</text:span><text:span text:style-name="T1">u</text:span><text:span text:style-name="T1">e</text:span><text:span text:style-name="T1">u</text:span><text:span text:style-name="T1">e </text:span><text:span text:style-name="T1">C</text:span><text:span text:style-name="T1">h</text:span><text:span text:style-name="T1">a</text:span><text:span text:style-name="T1">pt</text:span><text:span text:style-name="T1">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0" draw:text-style-name="P17" draw:layer="layout" svg:width="5.842cm" svg:height="1.524cm" svg:x="2.607cm" svg:y="4.827cm">
          <text:p text:style-name="P16">TCP Listener</text:p>
          <text:p text:style-name="P16">Exists?</text:p>
          <draw:enhanced-geometry svg:viewBox="0 0 21600 21600" draw:glue-points="10800 0 0 10800 10800 21600 21600 10800" draw:text-areas="?f3 ?f3 ?f4 ?f4" draw:mirror-horizontal="false" draw:mirror-vertical="false" draw:type="hexagon" draw:modifiers="2096.046551429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26" draw:text-style-name="P15" draw:layer="layout" draw:line-skew="0.141cm" svg:x1="8.382cm" svg:y1="12.065cm" svg:x2="11.148cm" svg:y2="2.413cm" draw:start-shape="id19" draw:start-glue-point="7" draw:end-shape="id18" draw:end-glue-point="3" svg:d="M8382 12065h1524v-9652h1242" svg:viewBox="0 0 2767 9653">
          <text:p/>
        </draw:connector>
        <draw:connector draw:style-name="gr27" draw:text-style-name="P15" draw:layer="layout" draw:line-skew="0.288cm" svg:x1="7.62cm" svg:y1="11.838cm" svg:x2="11.148cm" svg:y2="1.397cm" draw:start-shape="id20" draw:start-glue-point="1" draw:end-shape="id21" draw:end-glue-point="3" svg:d="M7620 11838h2032v-10441h1496" svg:viewBox="0 0 3529 10442">
          <text:p/>
        </draw:connector>
        <draw:custom-shape draw:style-name="gr43" draw:text-style-name="P19" xml:id="id20" draw:id="id20" draw:layer="layout" svg:width="0.508cm" svg:height="0.508cm" svg:x="7.112cm" svg:y="11.584cm">
          <text:p/>
          <draw:enhanced-geometry svg:viewBox="0 0 21600 21600" draw:type="rectangle" draw:enhanced-path="M 0 0 L 21600 0 21600 21600 0 21600 0 0 Z N"/>
        </draw:custom-shape>
        <draw:line draw:style-name="gr30" draw:text-style-name="P15" draw:layer="layout" svg:x1="5.461cm" svg:y1="10.922cm" svg:x2="5.461cm" svg:y2="12.192cm">
          <text:p/>
        </draw:line>
        <draw:custom-shape draw:name="CustomShape 27" draw:style-name="gr61" draw:text-style-name="P18" draw:layer="layout" svg:width="5.841cm" svg:height="0.761cm" svg:x="2.541cm" svg:y="10.668cm">
          <text:p text:style-name="P2"><text:span text:style-name="T1">Get Next Chap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2" draw:text-style-name="P17" xml:id="id19" draw:id="id19" draw:layer="layout" svg:width="5.842cm" svg:height="0.762cm" svg:x="2.54cm" svg:y="11.684cm">
          <text:p text:style-name="P16">Is Wall PC?</text:p>
          <draw:enhanced-geometry svg:viewBox="0 0 21600 21600" draw:glue-points="10800 0 0 10800 10800 21600 21600 10800" draw:text-areas="?f3 ?f3 ?f4 ?f4" draw:mirror-horizontal="false" draw:mirror-vertical="false" draw:type="hexagon" draw:modifiers="2096.046551429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3" draw:text-style-name="P19" xml:id="id23" draw:id="id23" draw:layer="layout" svg:width="0.508cm" svg:height="0.508cm" svg:x="16.792cm" svg:y="7.366cm">
          <text:p/>
          <draw:enhanced-geometry svg:viewBox="0 0 21600 21600" draw:type="rectangle" draw:enhanced-path="M 0 0 L 21600 0 21600 21600 0 21600 0 0 Z N"/>
        </draw:custom-shape>
        <draw:custom-shape draw:name="CustomShape 27" draw:style-name="gr63" draw:text-style-name="P18" draw:layer="layout" svg:width="5.841cm" svg:height="0.761cm" svg:x="11.151cm" svg:y="7.139cm">
          <text:p text:style-name="P2"><text:span text:style-name="T1">D</text:span><text:span text:style-name="T1">i</text:span><text:span text:style-name="T1">s</text:span><text:span text:style-name="T1">p</text:span><text:span text:style-name="T1">o</text:span><text:span text:style-name="T1">s</text:span><text:span text:style-name="T1">e</text:span><text:span text:style-name="T1"> </text:span><text:span text:style-name="T1">B</text:span><text:span text:style-name="T1">o</text:span><text:span text:style-name="T1">o</text:span><text:span text:style-name="T1">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3" draw:text-style-name="P19" xml:id="id24" draw:id="id24" draw:layer="layout" svg:width="0.508cm" svg:height="0.508cm" svg:x="17.072cm" svg:y="7.112cm">
          <text:p/>
          <draw:enhanced-geometry svg:viewBox="0 0 21600 21600" draw:type="rectangle" draw:enhanced-path="M 0 0 L 21600 0 21600 21600 0 21600 0 0 Z N"/>
        </draw:custom-shape>
        <draw:connector draw:style-name="gr44" draw:text-style-name="P15" draw:layer="layout" draw:line-skew="0.73cm" svg:x1="24.892cm" svg:y1="18.795cm" svg:x2="17.3cm" svg:y2="7.62cm" draw:start-shape="id22" draw:start-glue-point="1" draw:end-shape="id23" draw:end-glue-point="1" svg:d="M24892 18795h1270v-11175h-8862" svg:viewBox="0 0 8863 11176">
          <text:p/>
        </draw:connector>
        <draw:connector draw:style-name="gr29" draw:text-style-name="P15" draw:layer="layout" svg:x1="17.326cm" svg:y1="7.62cm" svg:x2="14.07cm" svg:y2="9.578cm" draw:start-shape="id24" draw:start-glue-point="2" draw:end-shape="id15" draw:end-glue-point="4" svg:d="M17326 7620v959h-3256v999" svg:viewBox="0 0 3257 1959">
          <text:p/>
        </draw:connector>
        <draw:custom-shape draw:name="CustomShape 27" draw:style-name="gr64" draw:text-style-name="P18" xml:id="id22" draw:id="id22" draw:layer="layout" svg:width="5.841cm" svg:height="1.523cm" svg:x="19.051cm" svg:y="18.034cm">
          <text:p text:style-name="P2"><text:span text:style-name="T1">Render Chapter</text:span></text:p>
          <text:p text:style-name="P2"><text:span text:style-name="T1">Graphic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7" draw:layer="layout" svg:width="13.969cm" svg:height="10.476cm" svg:x="3.81cm" svg:y="2.123cm" draw:page-number="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1" svg:font-family="'DejaVu Sans'"/>
    <style:font-face style:name="Arial" svg:font-family="Arial" style:font-pitch="variable"/>
    <style:font-face style:name="DejaVu Sans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2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Slide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1</text:page-number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Mpr1" draw:text-style-name="MP5" draw:layer="backgroundobjects" svg:width="25.198cm" svg:height="3.505cm" svg:x="1.4cm" svg:y="0.837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8cm" svg:height="12.178cm" svg:x="1.4cm" svg:y="4.914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3.968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itle_20_Slide" style:display-name="Title Slide" style:page-layout-name="PM1" draw:style-name="Mdp1">
      <draw:frame draw:name="PlaceHolder 1" presentation:style-name="Mpr4" draw:text-style-name="MP5" draw:layer="backgroundobjects" svg:width="25.198cm" svg:height="3.505cm" svg:x="1.4cm" svg:y="0.837cm" presentation:class="title" presentation:user-transformed="true">
        <draw:text-box>
          <text:p/>
        </draw:text-box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9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0T21:15:43</meta:creation-date>
    <dc:language>en-US</dc:language>
    <meta:print-date>2017-12-17T14:19:10.888273660</meta:print-date>
    <dc:date>2017-12-17T21:53:30.981367640</dc:date>
    <meta:editing-cycles>32</meta:editing-cycles>
    <meta:editing-duration>P5DT9H29M56S</meta:editing-duration>
    <meta:generator>LibreOffice/5.1.6.2$Linux_X86_64 LibreOffice_project/10m0$Build-2</meta:generator>
    <meta:document-statistic meta:object-count="231"/>
  </office:meta>
</office:document-meta>
</file>